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float" office:value="4929" table:formula="of:=SUM([.G2:.G53])" table:style-name="ce19">
            <text:p>492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2]" table:style-name="ce1">
            <text:p>1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5]" table:style-name="ce1">
            <text:p>7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75" table:style-name="ce10">
            <text:p>75</text:p>
          </table:table-cell>
          <table:table-cell table:style-name="ce1"/>
          <table:table-cell office:value-type="float" office:value="75" table:formula="of:=[.E7]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9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10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4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19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table:style-name="ce1"/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2]" table:style-name="ce1">
            <text:p>2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3]" table:style-name="ce1">
            <text:p>3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4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25]" table:style-name="ce1">
            <text:p>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26]" table:style-name="ce1">
            <text:p>1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7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2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3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4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36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8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41]" table:style-name="ce1">
            <text:p>2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40" table:style-name="ce10">
            <text:p>140</text:p>
          </table:table-cell>
          <table:table-cell table:style-name="ce1"/>
          <table:table-cell office:value-type="float" office:value="140" table:formula="of:=[.E43]" table:style-name="ce1">
            <text:p>1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44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0"/>
          <table:table-cell table:style-name="ce1"/>
          <table:table-cell office:value-type="float" office:value="0" table:formula="of:=[.E4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9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00" table:style-name="ce16">
            <text:p>100</text:p>
          </table:table-cell>
          <table:table-cell table:style-name="ce1"/>
          <table:table-cell office:value-type="float" office:value="100" table:formula="of:=[.E53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947" table:formula="of:=SUM([.E2:.E54])" table:style-name="ce16">
            <text:p>4947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5-28T08:14:57Z</dc:date>
    <meta:print-date>2024-03-12T10:36:39Z</meta:print-date>
    <meta:editing-cycles>91</meta:editing-cycles>
    <meta:editing-duration>PT111705S</meta:editing-duration>
  </office:meta>
</office:document-meta>
</file>